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7" style:family="paragraph" style:parent-style-name="Standard">
      <style:paragraph-properties fo:margin-top="0cm" fo:margin-bottom="0.051cm"/>
      <style:text-properties style:font-name="Calibri" fo:font-weight="bold" style:font-weight-asian="bold"/>
    </style:style>
    <style:style style:name="P8" style:family="paragraph" style:parent-style-name="Standard">
      <style:paragraph-properties fo:margin-top="0cm" fo:margin-bottom="0.051cm"/>
      <style:text-properties style:font-name="Calibri" fo:language="de" fo:country="DE" fo:font-weight="bold" style:font-weight-asian="bold"/>
    </style:style>
    <style:style style:name="P9" style:family="paragraph" style:parent-style-name="Table_20_Contents">
      <style:text-properties style:font-name="Calibri" officeooo:paragraph-rsid="001b4954"/>
    </style:style>
    <style:style style:name="P10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1" style:family="paragraph" style:parent-style-name="Standard">
      <style:paragraph-properties fo:margin-top="0cm" fo:margin-bottom="0.051cm"/>
      <style:text-properties style:font-name="Calibri" fo:font-weight="bold" officeooo:paragraph-rsid="001a7f9a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1a7f9a"/>
    </style:style>
    <style:style style:name="T7" style:family="text">
      <style:text-properties officeooo:rsid="001cd88e"/>
    </style:style>
    <style:style style:name="T8" style:family="text">
      <style:text-properties officeooo:rsid="001b4954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FICHE DE SUIVI INDIVIDUEL HEBDOMADAIRE</text:p>
      <text:p text:style-name="P1"/>
      <text:p text:style-name="P6"><text:span text:style-name="T1">L'EQUIPE : <text:s/></text:span><text:span text:style-name="T2">H4312</text:span></text:p>
      <text:p text:style-name="P7">NOM PERSONNE: <text:span text:style-name="T6">Billy Pitiot</text:span></text:p>
      <text:p text:style-name="P11">PHASE: <text:span text:style-name="T7">Analyse des Besoins</text:span></text:p>
      <text:p text:style-name="P8">SOUS-PHASE: <text:span text:style-name="T6">Étude de l'existant</text:span></text:p>
      <text:p text:style-name="P8">SEMAINE: <text:span text:style-name="T6">2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float" office:value="18">
            <text:p text:style-name="P9"><text:span text:style-name="T8">18</text:span></text:p>
          </table:table-cell>
          <table:table-cell table:style-name="Table1.B2" office:value-type="string">
            <text:p text:style-name="P9"><text:span text:style-name="T8">Points forts/points faibles Demande Matériel</text:span></text:p>
          </table:table-cell>
          <table:table-cell table:style-name="Table1.B2" office:value-type="string">
            <text:p text:style-name="P9"><text:span text:style-name="T8">1h</text:span></text:p>
          </table:table-cell>
          <table:table-cell table:style-name="Table1.D2" office:value-type="string">
            <text:p text:style-name="P9"><text:span text:style-name="T8">3h</text:span>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23T17:57:51</meta:creation-date>
    <meta:editing-cycles>3</meta:editing-cycles>
    <meta:editing-duration>PT00H13M04S</meta:editing-duration>
    <meta:generator>OpenOffice.org/3.2$Unix OpenOffice.org_project/320m19$Build-9505</meta:generator>
    <meta:initial-creator>Billy </meta:initial-creator>
    <dc:date>2011-01-23T18:10:55</dc:date>
    <dc:creator>Billy </dc:creator>
    <meta:document-statistic meta:table-count="1" meta:image-count="0" meta:object-count="0" meta:page-count="1" meta:paragraph-count="15" meta:word-count="37" meta:character-count="239"/>
  </office:meta>
</office:document-meta>
</file>